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3" style:family="table-cell" style:parent-style-name="Default" style:data-style-name="N1"/>
    <style:style style:name="ce2" style:family="table-cell" style:parent-style-name="Default" style:data-style-name="N4">
      <style:text-properties fo:font-size="10pt"/>
    </style:style>
    <style:style style:name="ce5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7.974cm" svg:height="10.784cm" svg:x="4.626cm" svg:y="0.106cm">
            <draw:object draw:notify-on-update-of-ranges="Sheet1.A1:Sheet1.A21 Sheet1.B1:Sheet1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-0.9" calcext:value-type="float">
            <text:p>-1</text:p>
          </table:table-cell>
          <table:table-cell table:style-name="ce3" office:value-type="float" office:value="0.67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-0.8" calcext:value-type="float">
            <text:p>-1</text:p>
          </table:table-cell>
          <table:table-cell table:style-name="ce3" office:value-type="float" office:value="0.055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-0.7" calcext:value-type="float">
            <text:p>-0,7</text:p>
          </table:table-cell>
          <table:table-cell office:value-type="float" office:value="-0.656" calcext:value-type="float">
            <text:p>-0,656</text:p>
          </table:table-cell>
          <table:table-cell table:number-columns-repeated="8"/>
        </table:table-row>
        <table:table-row table:style-name="ro1">
          <table:table-cell office:value-type="float" office:value="-0.6" calcext:value-type="float">
            <text:p>-0,6</text:p>
          </table:table-cell>
          <table:table-cell office:value-type="float" office:value="-1.224" calcext:value-type="float">
            <text:p>-1,224</text:p>
          </table:table-cell>
          <table:table-cell table:number-columns-repeated="8"/>
        </table:table-row>
        <table:table-row table:style-name="ro1">
          <table:table-cell office:value-type="float" office:value="-0.5" calcext:value-type="float">
            <text:p>-0,5</text:p>
          </table:table-cell>
          <table:table-cell office:value-type="float" office:value="-1.457" calcext:value-type="float">
            <text:p>-1,457</text:p>
          </table:table-cell>
          <table:table-cell/>
          <table:table-cell table:number-columns-repeated="2" table:style-name="ce2" office:value-type="string" calcext:value-type="string">
            <text:p>1.000000</text:p>
          </table:table-cell>
          <table:table-cell table:number-columns-repeated="5"/>
        </table:table-row>
        <table:table-row table:style-name="ro1">
          <table:table-cell office:value-type="float" office:value="-0.4" calcext:value-type="float">
            <text:p>-0,4</text:p>
          </table:table-cell>
          <table:table-cell office:value-type="float" office:value="-1.281" calcext:value-type="float">
            <text:p>-1,281</text:p>
          </table:table-cell>
          <table:table-cell/>
          <table:table-cell table:style-name="ce2" office:value-type="string" calcext:value-type="string">
            <text:p>0.000000</text:p>
          </table:table-cell>
          <table:table-cell table:style-name="ce2" office:value-type="string" calcext:value-type="string">
            <text:p>1.000000</text:p>
          </table:table-cell>
          <table:table-cell table:number-columns-repeated="5"/>
        </table:table-row>
        <table:table-row table:style-name="ro1">
          <table:table-cell office:value-type="float" office:value="-0.3" calcext:value-type="float">
            <text:p>-0,3</text:p>
          </table:table-cell>
          <table:table-cell office:value-type="float" office:value="-0.767" calcext:value-type="float">
            <text:p>-0,767</text:p>
          </table:table-cell>
          <table:table-cell/>
          <table:table-cell table:number-columns-repeated="2" table:style-name="ce2" office:value-type="string" calcext:value-type="string">
            <text:p>1.000000</text:p>
          </table:table-cell>
          <table:table-cell table:number-columns-repeated="5"/>
        </table:table-row>
        <table:table-row table:style-name="ro1">
          <table:table-cell office:value-type="float" office:value="-0.2" calcext:value-type="float">
            <text:p>-0,2</text:p>
          </table:table-cell>
          <table:table-cell office:value-type="float" office:value="-0.098" calcext:value-type="float">
            <text:p>-0,098</text:p>
          </table:table-cell>
          <table:table-cell table:number-columns-repeated="8"/>
        </table:table-row>
        <table:table-row table:style-name="ro1">
          <table:table-cell office:value-type="float" office:value="-0.1" calcext:value-type="float">
            <text:p>-0,1</text:p>
          </table:table-cell>
          <table:table-cell office:value-type="float" office:value="0.503" calcext:value-type="float">
            <text:p>0,503</text:p>
          </table:table-cell>
          <table:table-cell table:number-columns-repeated="6"/>
          <table:table-cell office:value-type="string" calcext:value-type="string">
            <text:p>1.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5" office:value-type="string" calcext:value-type="string">
            <text:p>0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503" calcext:value-type="float">
            <text:p>0,503</text:p>
          </table:table-cell>
          <table:table-cell table:number-columns-repeated="6"/>
          <table:table-cell office:value-type="string" calcext:value-type="string">
            <text:p>5.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-0.098" calcext:value-type="float">
            <text:p>-0,098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-0.767" calcext:value-type="float">
            <text:p>-0,767</text:p>
          </table:table-cell>
          <table:table-cell table:number-columns-repeated="8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-1.281" calcext:value-type="float">
            <text:p>-1,281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-1.457" calcext:value-type="float">
            <text:p>-1,457</text:p>
          </table:table-cell>
          <table:table-cell table:number-columns-repeated="8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-1.224" calcext:value-type="float">
            <text:p>-1,224</text:p>
          </table:table-cell>
          <table:table-cell table:number-columns-repeated="8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-0.656" calcext:value-type="float">
            <text:p>-0,656</text:p>
          </table:table-cell>
          <table:table-cell table:number-columns-repeated="8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055" calcext:value-type="float">
            <text:p>0,055</text:p>
          </table:table-cell>
          <table:table-cell table:number-columns-repeated="8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67" calcext:value-type="float">
            <text:p>0,6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number:min-decimal-places="4"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9T00:02:02.197394915</meta:creation-date>
    <meta:editing-duration>PT37M23S</meta:editing-duration>
    <meta:editing-cycles>2</meta:editing-cycles>
    <meta:generator>LibreOffice/7.3.6.2$Linux_X86_64 LibreOffice_project/30$Build-2</meta:generator>
    <dc:date>2022-10-09T01:20:43.269964043</dc:date>
    <meta:document-statistic meta:table-count="1" meta:cell-count="5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 chart:data-label-series="fals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975cm" svg:height="10.785cm" xlink:href=".." xlink:type="simple" chart:class="chart:scatter" chart:style-name="ch1">
        <chart:legend chart:legend-position="end" svg:x="25.123cm" svg:y="5.093cm" style:legend-expansion="high" chart:style-name="ch2"/>
        <chart:plot-area chart:style-name="ch3" table:cell-range-address="Sheet1.A1:Sheet1.B21" svg:x="0.559cm" svg:y="0.215cm" svg:width="24.005cm" svg:height="10.355cm">
          <chart:coordinate-region svg:x="0.705cm" svg:y="0.414cm" svg:width="23.765cm" svg:height="9.9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1" chart:class="chart:scatter">
            <chart:domain table:cell-range-address="Sheet1.A1:Sheet1.A21"/>
            <chart:data-point chart:repeated="2"/>
            <chart:data-point chart:style-name="ch7"/>
            <chart:data-point chart:repeated="2"/>
            <chart:data-point chart:style-name="ch7"/>
            <chart:data-point chart:repeated="2"/>
            <chart:data-point chart:style-name="ch7"/>
            <chart:data-point/>
            <chart:data-point chart:style-name="ch7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1:Sheet1.A21</svg:desc>
                </draw:g>
              </table:table-cell>
              <table:table-cell office:value-type="float" office:value="1">
                <text:p>1</text:p>
                <draw:g>
                  <svg:desc>Sheet1.B1:Sheet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-0.656">
                <text:p>-0.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-1.224">
                <text:p>-1.2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1.457">
                <text:p>-1.4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1.281">
                <text:p>-1.2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767">
                <text:p>-0.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-0.767">
                <text:p>-0.7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-1.281">
                <text:p>-1.2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-1.457">
                <text:p>-1.4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1.224">
                <text:p>-1.2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656">
                <text:p>-0.6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